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1d67" officeooo:paragraph-rsid="000a1d67"/>
    </style:style>
    <style:style style:name="P2" style:family="paragraph" style:parent-style-name="Standard" style:list-style-name="List_20_1">
      <style:text-properties officeooo:rsid="000a1d67" officeooo:paragraph-rsid="000a1d67"/>
    </style:style>
    <style:style style:name="P3" style:family="paragraph" style:parent-style-name="Standard">
      <style:text-properties fo:font-weight="bold" officeooo:rsid="000a1d67" officeooo:paragraph-rsid="000a1d67" style:font-weight-asian="bold" style:font-weight-complex="bold"/>
    </style:style>
    <style:style style:name="P4" style:family="paragraph" style:parent-style-name="Standard">
      <style:text-properties fo:font-weight="bold" officeooo:rsid="00151184" officeooo:paragraph-rsid="00151184" style:font-weight-asian="bold" style:font-weight-complex="bold"/>
    </style:style>
    <style:style style:name="P5" style:family="paragraph" style:parent-style-name="Standard">
      <style:text-properties fo:font-weight="bold" officeooo:rsid="001d7d97" officeooo:paragraph-rsid="001d7d97" style:font-weight-asian="bold" style:font-weight-complex="bold"/>
    </style:style>
    <style:style style:name="P6" style:family="paragraph" style:parent-style-name="Standard">
      <style:text-properties officeooo:rsid="000a9bab" officeooo:paragraph-rsid="000a9bab"/>
    </style:style>
    <style:style style:name="P7" style:family="paragraph" style:parent-style-name="Standard" style:list-style-name="List_20_1">
      <style:text-properties officeooo:rsid="000a9bab" officeooo:paragraph-rsid="000a9bab"/>
    </style:style>
    <style:style style:name="P8" style:family="paragraph" style:parent-style-name="Standard" style:list-style-name="List_20_1">
      <style:text-properties officeooo:rsid="000b8e41" officeooo:paragraph-rsid="000b8e41"/>
    </style:style>
    <style:style style:name="P9" style:family="paragraph" style:parent-style-name="Standard" style:list-style-name="List_20_1">
      <style:text-properties officeooo:rsid="000b8e41" officeooo:paragraph-rsid="000c89c9"/>
    </style:style>
    <style:style style:name="P10" style:family="paragraph" style:parent-style-name="Standard" style:list-style-name="List_20_1">
      <style:text-properties officeooo:rsid="000c89c9" officeooo:paragraph-rsid="000c89c9"/>
    </style:style>
    <style:style style:name="P11" style:family="paragraph" style:parent-style-name="Standard" style:list-style-name="List_20_1">
      <style:text-properties officeooo:rsid="000e7695" officeooo:paragraph-rsid="000e7695"/>
    </style:style>
    <style:style style:name="P12" style:family="paragraph" style:parent-style-name="Standard">
      <style:text-properties officeooo:rsid="0011cce6" officeooo:paragraph-rsid="0011cce6"/>
    </style:style>
    <style:style style:name="P13" style:family="paragraph" style:parent-style-name="Standard" style:list-style-name="List_20_1">
      <style:text-properties officeooo:rsid="0011cce6" officeooo:paragraph-rsid="0011cce6"/>
    </style:style>
    <style:style style:name="P14" style:family="paragraph" style:parent-style-name="Standard">
      <style:text-properties officeooo:rsid="00136f21" officeooo:paragraph-rsid="00136f21"/>
    </style:style>
    <style:style style:name="P15" style:family="paragraph" style:parent-style-name="Standard">
      <style:text-properties officeooo:rsid="00151184" officeooo:paragraph-rsid="00151184"/>
    </style:style>
    <style:style style:name="P16" style:family="paragraph" style:parent-style-name="Standard" style:list-style-name="List_20_1">
      <style:text-properties officeooo:rsid="00151184" officeooo:paragraph-rsid="00151184"/>
    </style:style>
    <style:style style:name="P17" style:family="paragraph" style:parent-style-name="Standard">
      <style:text-properties officeooo:rsid="0015bd4b" officeooo:paragraph-rsid="00136f21"/>
    </style:style>
    <style:style style:name="P18" style:family="paragraph" style:parent-style-name="Standard">
      <style:text-properties officeooo:rsid="0015bd4b" officeooo:paragraph-rsid="0015bd4b"/>
    </style:style>
    <style:style style:name="P19" style:family="paragraph" style:parent-style-name="Standard">
      <style:text-properties officeooo:rsid="0015eaf2" officeooo:paragraph-rsid="0015eaf2"/>
    </style:style>
    <style:style style:name="P20" style:family="paragraph" style:parent-style-name="Standard">
      <style:text-properties officeooo:rsid="001750d1" officeooo:paragraph-rsid="001750d1"/>
    </style:style>
    <style:style style:name="P21" style:family="paragraph" style:parent-style-name="Standard">
      <style:text-properties officeooo:rsid="001c7dbf" officeooo:paragraph-rsid="00254ea8"/>
    </style:style>
    <style:style style:name="P22" style:family="paragraph" style:parent-style-name="Standard">
      <style:text-properties officeooo:rsid="001d46b0" officeooo:paragraph-rsid="001d46b0"/>
    </style:style>
    <style:style style:name="P23" style:family="paragraph" style:parent-style-name="Standard">
      <style:text-properties officeooo:rsid="001d46b0" officeooo:paragraph-rsid="0027af20"/>
    </style:style>
    <style:style style:name="P24" style:family="paragraph" style:parent-style-name="Standard">
      <style:text-properties officeooo:rsid="001d7d97" officeooo:paragraph-rsid="001d7d97"/>
    </style:style>
    <style:style style:name="P25" style:family="paragraph" style:parent-style-name="Standard">
      <style:text-properties fo:color="#000000" loext:opacity="100%" fo:font-size="20pt" fo:font-weight="bold" officeooo:rsid="000a1d67" officeooo:paragraph-rsid="000a1d67" style:font-size-asian="20pt" style:font-weight-asian="bold" style:font-size-complex="20pt" style:font-weight-complex="bold"/>
    </style:style>
    <style:style style:name="P26" style:family="paragraph" style:parent-style-name="Standard">
      <style:text-properties fo:color="#000000" loext:opacity="100%" fo:font-size="20pt" fo:font-weight="bold" officeooo:rsid="000a1d67" officeooo:paragraph-rsid="002104ef" style:font-size-asian="20pt" style:font-weight-asian="bold" style:font-size-complex="20pt" style:font-weight-complex="bold"/>
    </style:style>
    <style:style style:name="P27" style:family="paragraph" style:parent-style-name="Standard">
      <style:text-properties officeooo:rsid="002104ef" officeooo:paragraph-rsid="002104ef"/>
    </style:style>
    <style:style style:name="P28" style:family="paragraph" style:parent-style-name="Standard">
      <style:text-properties officeooo:rsid="00226ab6" officeooo:paragraph-rsid="00226ab6"/>
    </style:style>
    <style:style style:name="P29" style:family="paragraph" style:parent-style-name="Standard">
      <style:text-properties fo:font-size="14pt" fo:font-weight="bold" officeooo:rsid="000a1d67" officeooo:paragraph-rsid="000a1d67" style:font-size-asian="14pt" style:font-weight-asian="bold" style:font-size-complex="14pt" style:font-weight-complex="bold"/>
    </style:style>
    <style:style style:name="P30" style:family="paragraph" style:parent-style-name="Standard">
      <style:text-properties fo:font-size="14pt" fo:font-weight="bold" officeooo:rsid="000a1d67" officeooo:paragraph-rsid="002104ef" style:font-size-asian="14pt" style:font-weight-asian="bold" style:font-size-complex="14pt" style:font-weight-complex="bold"/>
    </style:style>
    <style:style style:name="P31" style:family="paragraph" style:parent-style-name="Standard">
      <style:text-properties fo:font-size="14pt" fo:font-weight="bold" officeooo:rsid="000a1d67" officeooo:paragraph-rsid="00226ab6" style:font-size-asian="14pt" style:font-weight-asian="bold" style:font-size-complex="14pt" style:font-weight-complex="bold"/>
    </style:style>
    <style:style style:name="P32" style:family="paragraph" style:parent-style-name="Standard">
      <style:text-properties fo:font-size="14pt" fo:font-weight="normal" officeooo:rsid="000a1d67" officeooo:paragraph-rsid="00136f21" style:font-size-asian="14pt" style:font-weight-asian="normal" style:font-size-complex="14pt" style:font-weight-complex="normal"/>
    </style:style>
    <style:style style:name="P33" style:family="paragraph" style:parent-style-name="Standard">
      <style:text-properties fo:font-size="14pt" fo:font-weight="normal" officeooo:rsid="000a1d67" officeooo:paragraph-rsid="00151184" style:font-size-asian="14pt" style:font-weight-asian="normal" style:font-size-complex="14pt" style:font-weight-complex="normal"/>
    </style:style>
    <style:style style:name="P34" style:family="paragraph" style:parent-style-name="Standard">
      <style:text-properties fo:font-size="14pt" fo:font-weight="normal" officeooo:rsid="000a1d67" officeooo:paragraph-rsid="0015eaf2" style:font-size-asian="14pt" style:font-weight-asian="normal" style:font-size-complex="14pt" style:font-weight-complex="normal"/>
    </style:style>
    <style:style style:name="P35" style:family="paragraph" style:parent-style-name="Standard">
      <style:text-properties fo:font-weight="normal" officeooo:rsid="002104ef" officeooo:paragraph-rsid="002104ef" style:font-weight-asian="normal" style:font-weight-complex="normal"/>
    </style:style>
    <style:style style:name="P36" style:family="paragraph" style:parent-style-name="Standard">
      <style:text-properties officeooo:rsid="00235fb7" officeooo:paragraph-rsid="00235fb7"/>
    </style:style>
    <style:style style:name="P37" style:family="paragraph" style:parent-style-name="Standard">
      <style:text-properties officeooo:rsid="00259d93" officeooo:paragraph-rsid="00259d93"/>
    </style:style>
    <style:style style:name="P38" style:family="paragraph" style:parent-style-name="Standard">
      <style:text-properties officeooo:rsid="00259d93" officeooo:paragraph-rsid="0027af20"/>
    </style:style>
    <style:style style:name="P39" style:family="paragraph" style:parent-style-name="Standard">
      <style:text-properties officeooo:rsid="0027af20" officeooo:paragraph-rsid="0027af20"/>
    </style:style>
    <style:style style:name="P40" style:family="paragraph" style:parent-style-name="Standard">
      <style:text-properties officeooo:rsid="0028c1e4" officeooo:paragraph-rsid="0028c1e4"/>
    </style:style>
    <style:style style:name="T1" style:family="text">
      <style:text-properties officeooo:rsid="000b8e41"/>
    </style:style>
    <style:style style:name="T2" style:family="text">
      <style:text-properties officeooo:rsid="000c89c9"/>
    </style:style>
    <style:style style:name="T3" style:family="text">
      <style:text-properties officeooo:rsid="000e7695"/>
    </style:style>
    <style:style style:name="T4" style:family="text">
      <style:text-properties officeooo:rsid="000f472a"/>
    </style:style>
    <style:style style:name="T5" style:family="text">
      <style:text-properties officeooo:rsid="00100cdd"/>
    </style:style>
    <style:style style:name="T6" style:family="text">
      <style:text-properties officeooo:rsid="0011cce6"/>
    </style:style>
    <style:style style:name="T7" style:family="text">
      <style:text-properties officeooo:rsid="00151184"/>
    </style:style>
    <style:style style:name="T8" style:family="text">
      <style:text-properties officeooo:rsid="0015bd4b"/>
    </style:style>
    <style:style style:name="T9" style:family="text">
      <style:text-properties officeooo:rsid="0015eaf2"/>
    </style:style>
    <style:style style:name="T10" style:family="text">
      <style:text-properties fo:font-weight="bold" style:font-weight-asian="bold" style:font-weight-complex="bold"/>
    </style:style>
    <style:style style:name="T11" style:family="text">
      <style:text-properties fo:font-weight="bold" officeooo:rsid="002104ef" style:font-weight-asian="bold" style:font-weight-complex="bold"/>
    </style:style>
    <style:style style:name="T12" style:family="text">
      <style:text-properties officeooo:rsid="0017e5ae"/>
    </style:style>
    <style:style style:name="T13" style:family="text">
      <style:text-properties officeooo:rsid="001aa8c6"/>
    </style:style>
    <style:style style:name="T14" style:family="text">
      <style:text-properties officeooo:rsid="001f6c66"/>
    </style:style>
    <style:style style:name="T15" style:family="text">
      <style:text-properties fo:color="#00a933" loext:opacity="100%" officeooo:rsid="001f6c66"/>
    </style:style>
    <style:style style:name="T16" style:family="text">
      <style:text-properties officeooo:rsid="00226ab6"/>
    </style:style>
    <style:style style:name="T17" style:family="text">
      <style:text-properties fo:font-weight="normal" style:font-weight-asian="normal" style:font-weight-complex="normal"/>
    </style:style>
    <style:style style:name="T18" style:family="text">
      <style:text-properties fo:font-weight="normal" officeooo:rsid="0028c1e4" style:font-weight-asian="normal" style:font-weight-complex="normal"/>
    </style:style>
    <style:style style:name="T19" style:family="text">
      <style:text-properties officeooo:rsid="00235fb7"/>
    </style:style>
    <style:style style:name="T20" style:family="text">
      <style:text-properties officeooo:rsid="00254ea8"/>
    </style:style>
    <style:style style:name="T21" style:family="text">
      <style:text-properties officeooo:rsid="00273dd8"/>
    </style:style>
    <style:style style:name="T22" style:family="text">
      <style:text-properties officeooo:rsid="0027af20"/>
    </style:style>
    <style:style style:name="T23" style:family="text">
      <style:text-properties officeooo:rsid="0028c1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heory</text:p>
      <text:p text:style-name="P1"/>
      <text:p text:style-name="P3">1.</text:p>
      <text:p text:style-name="P1"/>
      <text:p text:style-name="P29">Array</text:p>
      <text:p text:style-name="P3"/>
      <text:list xml:id="list1268756461" text:style-name="List_20_1">
        <text:list-item>
          <text:p text:style-name="P2">An array’s size is fixed as prescribed by it’s declaration and a one block of memory is allocated according to this size when it is created.</text:p>
        </text:list-item>
        <text:list-item>
          <text:p text:style-name="P8">Elements exist in serial positions in this memory block and can be accessed by their indexes.</text:p>
        </text:list-item>
        <text:list-item>
          <text:p text:style-name="P10">Elements are all of the same size.</text:p>
        </text:list-item>
        <text:list-item>
          <text:p text:style-name="P8">Looking up an element by its index is fast due to the nature of the memory arrangement.</text:p>
        </text:list-item>
        <text:list-item>
          <text:p text:style-name="P7">Removing or deleting elements in <text:span text:style-name="T1">an</text:span> array requires that other elements behind the position of that element has to be shifted <text:span text:style-name="T1">by one position.</text:span> <text:span text:style-name="T1">This places a burden on processing time.</text:span></text:p>
        </text:list-item>
      </text:list>
      <text:p text:style-name="P6"/>
      <text:p text:style-name="P29">List</text:p>
      <text:p text:style-name="P1"/>
      <text:list xml:id="list122019687183198" text:continue-numbering="true" text:style-name="List_20_1">
        <text:list-item>
          <text:p text:style-name="P9">A linked list is dynamic in nature and memory is allocated to it when needed. </text:p>
        </text:list-item>
        <text:list-item>
          <text:p text:style-name="P10"><text:span text:style-name="T3">An element or node</text:span> consists of two parts, the value stored and a pointer to memory address of the next element in the list.</text:p>
        </text:list-item>
        <text:list-item>
          <text:p text:style-name="P9"><text:span text:style-name="T2">The values in the list can be of any type or size.</text:span></text:p>
        </text:list-item>
        <text:list-item>
          <text:p text:style-name="P11">Deleting or inserting <text:span text:style-name="T5">elements requires only that</text:span> requires that the address pointer<text:span text:style-name="T4">s of the elements </text:span><text:span text:style-name="T5">needs to be updated, which </text:span><text:span text:style-name="T6">point</text:span><text:span text:style-name="T5">ers to be updated determined by whether the insertion/deletion is at the head, </text:span><text:span text:style-name="T4">m</text:span>iddle or end of the list.</text:p>
        </text:list-item>
        <text:list-item>
          <text:p text:style-name="P13">Looking up elements takes longer than looking up elements in an array since the list has to be traversed from pointer to pointer until the desired value is found. </text:p>
        </text:list-item>
      </text:list>
      <text:p text:style-name="P15"/>
      <text:p text:style-name="P4">When to use which <text:span text:style-name="T8">and when not</text:span>:</text:p>
      <text:p text:style-name="P15"/>
      <text:list xml:id="list122019552586060" text:continue-numbering="true" text:style-name="List_20_1">
        <text:list-header>
          <text:p text:style-name="P16">Array: </text:p>
          <text:list>
            <text:list-item>
              <text:p text:style-name="P16">Use when frequent lookups are needed and, bonus if the position of the value looked up is known. </text:p>
            </text:list-item>
            <text:list-item>
              <text:p text:style-name="P16">Do not use if frequent insertions or deletions will happen.</text:p>
            </text:list-item>
          </text:list>
          <text:p text:style-name="P16">Linked list: </text:p>
          <text:list text:continue-numbering="true">
            <text:list-item>
              <text:p text:style-name="P16">Use when it is not known how many values will be added or deleted to the collection, or when it is known that addition and deletion of values will happen often.</text:p>
            </text:list-item>
            <text:list-item>
              <text:p text:style-name="P16">Do not use when the collection is likely to remain static and frequent lookups of values are required.</text:p>
            </text:list-item>
          </text:list>
        </text:list-header>
      </text:list>
      <text:p text:style-name="P12"/>
      <text:p text:style-name="P14"><text:span text:style-name="T10">2</text:span>.</text:p>
      <text:p text:style-name="P14"/>
      <text:p text:style-name="P32">Dictionary</text:p>
      <text:p text:style-name="P14"/>
      <text:p text:style-name="P14">A dictionary <text:span text:style-name="T7">is</text:span> a collection of key-value pairs <text:span text:style-name="T19">and is a higher level language implementation of a hash table. </text:span><text:span text:style-name="T20">Insertion, deletion and access</text:span><text:span text:style-name="T19"> time on average is O(1) but could degrade to O(n) where n = </text:span><text:span text:style-name="T20">(</text:span><text:span text:style-name="T19">number of key-value pairs</text:span><text:span text:style-name="T20">)</text:span><text:span text:style-name="T19">.</text:span></text:p>
      <text:p text:style-name="P36"><text:span text:style-name="T20">Use when data needs to be</text:span> <text:span text:style-name="T20">retrieved easily without having to know the underlying hash functions or specific indices of values.</text:span></text:p>
      <text:p text:style-name="P17"/>
      <text:p text:style-name="P14"/>
      <text:p text:style-name="P33">Stack</text:p>
      <text:p text:style-name="P15"/>
      <text:p text:style-name="P15"><text:soft-page-break/>A stack is a collection of values ordered in the sequence in which <text:span text:style-name="T9">the </text:span>values were added (popped) onto the stack.</text:p>
      <text:p text:style-name="P20">A stack can hold only a predefined amount of values <text:span text:style-name="T12">and this needs to be checked before pushing or popping values onto or from the stack.</text:span></text:p>
      <text:p text:style-name="P18">Values can be pushed (added) onto the list or popped (removed) from the list.</text:p>
      <text:p text:style-name="P18">The last value popped onto the list will be the same value that will be removed with a following pop command.</text:p>
      <text:p text:style-name="P20">Use <text:span text:style-name="T13">in cases where parenthesis/brackets/braces pairs needs to match in an input string, reverse a word, computations needs to be done in reverse order, reclaim memory after the last instruction on the stack was completed.</text:span></text:p>
      <text:p text:style-name="P18"/>
      <text:p text:style-name="P34">Queue</text:p>
      <text:p text:style-name="P19"/>
      <text:p text:style-name="P19">A queue is a list of values queued in the order in which it was added (enqueued). </text:p>
      <text:p text:style-name="P19">The first value in the queue (added to the queue with enqueue) will also be the first value that will be removed with a dequeue command.</text:p>
      <text:p text:style-name="P19">Use when the collection of values need to be acted on in the sequence in which they were added. (For instance a group chat where the original sender of a message should be the first person to see his typed message appear in the chat after pressing enter)</text:p>
      <text:p text:style-name="P19"/>
      <text:p text:style-name="P21"><text:span text:style-name="T10">3. </text:span><text:span text:style-name="T20">Hash Table</text:span></text:p>
      <text:p text:style-name="P21"/>
      <text:p text:style-name="P37">a) Use the remainder of the division of the input key by size of the array and use the result to store the value in the bucket with the corresponding index.</text:p>
      <text:p text:style-name="P37">Array size = 10</text:p>
      <text:p text:style-name="P37">10, “first value” → (10 % <text:s/>10) (store/find value at index 0)</text:p>
      <text:p text:style-name="P37"/>
      <text:p text:style-name="P37">b) Convert the input to the total ascii value of the characters in the string and apply same formula as above.</text:p>
      <text:p text:style-name="P37"/>
      <text:p text:style-name="P38">c)</text:p>
      <text:p text:style-name="P38"><text:span text:style-name="T22">Linked list buckets: t</text:span><text:span text:style-name="T21">urn the bucket where the collision occurs into a linked list where the first value also contains the address of the next value in the same bucket and so on. This implies a linear search in this bucket.</text:span></text:p>
      <text:p text:style-name="P39">Linear probing: use hash to compute the index, if a bucket is occupied, place it in the next available empty bucket to the right (the first empty bucket with a higher index). This can become inefficient with large arrays since a linear search for the next empty bucket will increase in time. </text:p>
      <text:p text:style-name="P39">Double hashing: Jump ahead (n times) from the position of the occupied/collision bucket until an empty bucket is found. </text:p>
      <text:p text:style-name="P23"/>
      <text:p text:style-name="P22"/>
      <text:p text:style-name="P5">4. <text:span text:style-name="T18">Skip List</text:span></text:p>
      <text:p text:style-name="P24"/>
      <text:p text:style-name="P40">Description:</text:p>
      <text:p text:style-name="P40">It is a probabilistic data structure used to store a sorted list of elements or data with a linked list.</text:p>
      <text:p text:style-name="P40"/>
      <text:p text:style-name="P40">What?</text:p>
      <text:p text:style-name="P40">How?</text:p>
      <text:p text:style-name="P40">Why?</text:p>
      <text:p text:style-name="P40">Example of execution</text:p>
      <text:p text:style-name="P40">When to use</text:p>
      <text:p text:style-name="P40"/>
      <text:p text:style-name="P26"><text:soft-page-break/>Practical</text:p>
      <text:p text:style-name="P27"/>
      <text:p text:style-name="P30">Section A</text:p>
      <text:p text:style-name="P27"/>
      <text:p text:style-name="P24"><text:tab/><text:span text:style-name="T10">Data Structures 1</text:span></text:p>
      <text:p text:style-name="P24"/>
      <text:p text:style-name="P24"><text:tab/><text:tab/>1. Link to palindrome.py <text:span text:style-name="T15">TODO:</text:span><text:span text:style-name="T14"> </text:span><text:span text:style-name="T15">Notch it down.</text:span></text:p>
      <text:p text:style-name="P24"/>
      <text:p text:style-name="P24"><text:tab/><text:span text:style-name="T10">Data Structures 2</text:span></text:p>
      <text:p text:style-name="P24"/>
      <text:p text:style-name="P27"><text:tab/><text:span text:style-name="T10">Data Structures 3</text:span></text:p>
      <text:p text:style-name="P27"/>
      <text:p text:style-name="P30">Section B</text:p>
      <text:p text:style-name="P27"/>
      <text:p text:style-name="P27"><text:tab/><text:span text:style-name="T10">Algorithms 0</text:span></text:p>
      <text:p text:style-name="P27"><text:tab/><text:span text:style-name="T10">Algorithms 1</text:span></text:p>
      <text:p text:style-name="P27"/>
      <text:p text:style-name="P27"/>
      <text:p text:style-name="P30">Section C</text:p>
      <text:p text:style-name="P27"/>
      <text:p text:style-name="P27"><text:tab/><text:span text:style-name="T10">Research</text:span></text:p>
      <text:p text:style-name="P27"/>
      <text:p text:style-name="P27"><text:tab/><text:tab/><text:span text:style-name="T17">Level 1</text:span></text:p>
      <text:p text:style-name="P35"><text:tab/><text:tab/>Level 2 <text:span text:style-name="T16">(Choose one)</text:span></text:p>
      <text:p text:style-name="P27"/>
      <text:p text:style-name="P31">Section D</text:p>
      <text:p text:style-name="P31"/>
      <text:p text:style-name="P28"><text:tab/><text:span text:style-name="T11">Logic</text:span></text:p>
      <text:p text:style-name="P28"><text:tab/></text:p>
      <text:p text:style-name="P28"><text:tab/><text:tab/>Easy (Choose one)</text:p>
      <text:p text:style-name="P28"><text:tab/><text:tab/>Medium (Choose one)</text:p>
      <text:p text:style-name="P28"><text:tab/><text:tab/>Hard (Choose 1)</text:p>
      <text:p text:style-name="P28"/>
      <text:p text:style-name="P28"><text:tab/><text:span text:style-name="T11">DB Desig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0T13:42:19.418328103</meta:creation-date>
    <dc:date>2023-02-13T12:20:17.844655769</dc:date>
    <meta:editing-duration>PT17H32M48S</meta:editing-duration>
    <meta:editing-cycles>3</meta:editing-cycles>
    <meta:generator>LibreOffice/7.3.7.2$Linux_X86_64 LibreOffice_project/30$Build-2</meta:generator>
    <meta:document-statistic meta:table-count="0" meta:image-count="0" meta:object-count="0" meta:page-count="3" meta:paragraph-count="72" meta:word-count="862" meta:character-count="4646" meta:non-whitespace-character-count="3841"/>
  </office:meta>
</office:document-meta>
</file>